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000000000200000002000309F1C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fill-color="#ffffff" draw:textarea-horizontal-align="center" draw:textarea-vertical-align="middle"/>
    </style:style>
    <style:style style:name="gr3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7" draw:id="id7" draw:layer="layout" svg:width="3cm" svg:height="2cm" svg:x="12cm" svg:y="4cm">
          <text:p text:style-name="P1"><text:span text:style-name="T1">Admi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1" draw:id="id11" draw:layer="layout" svg:width="3cm" svg:height="2cm" svg:x="7cm" svg:y="6cm">
          <text:p text:style-name="P1"><text:span text:style-name="T1">Distributio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9" draw:id="id9" draw:layer="layout" svg:width="3cm" svg:height="2cm" svg:x="12cm" svg:y="8cm">
          <text:p text:style-name="P1"><text:span text:style-name="T1">Buy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" draw:id="id1" draw:layer="layout" svg:width="3cm" svg:height="2cm" svg:x="6cm" svg:y="1cm">
          <text:p text:style-name="P1"><text:span text:style-name="T1">java.lang.Objec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0" draw:id="id10" draw:layer="layout" svg:width="3cm" svg:height="2cm" svg:x="7cm" svg:y="4cm">
          <text:p text:style-name="P1"><text:span text:style-name="T1">Produc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8" draw:id="id8" draw:layer="layout" svg:width="3cm" svg:height="2cm" svg:x="12cm" svg:y="6cm">
          <text:p text:style-name="P1"><text:span text:style-name="T1">Termina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3cm" svg:height="2cm" svg:x="2cm" svg:y="6cm">
          <text:p text:style-name="P1"><text:span text:style-name="T1">javax.servlet.http.</text:span></text:p>
          <text:p text:style-name="P1"><text:span text:style-name="T1">HttpServle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3cm" svg:height="2cm" svg:x="2cm" svg:y="9cm">
          <text:p text:style-name="P1"><text:span text:style-name="T1">TTermina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" draw:id="id5" draw:layer="layout" svg:width="3cm" svg:height="2cm" svg:x="12cm" svg:y="10cm">
          <text:p text:style-name="P1"><text:span text:style-name="T1">SQLAgen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2" draw:id="id12" draw:layer="layout" svg:width="3cm" svg:height="2cm" svg:x="7cm" svg:y="8cm">
          <text:p text:style-name="P1"><text:span text:style-name="T1">Sta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3" draw:id="id13" draw:layer="layout" svg:width="3cm" svg:height="2cm" svg:x="7cm" svg:y="10cm">
          <text:p text:style-name="P1"><text:span text:style-name="T1">Generato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3cm" svg:height="2cm" svg:x="2cm" svg:y="3cm">
          <text:p text:style-name="P1"><text:span text:style-name="T1">javax.servlet.</text:span></text:p>
          <text:p text:style-name="P1"><text:span text:style-name="T1">GenericServlet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6cm" svg:y1="2cm" svg:x2="3.5cm" svg:y2="3cm" draw:start-shape="id1" draw:end-shape="id2" draw:end-glue-point="0" svg:d="m6000 2000h-2500v1000" svg:viewBox="0 0 2501 1001">
          <text:p/>
        </draw:connector>
        <draw:connector draw:style-name="gr2" draw:text-style-name="P1" draw:layer="layout" svg:x1="3.5cm" svg:y1="5cm" svg:x2="3.5cm" svg:y2="6cm" draw:start-shape="id2" draw:start-glue-point="2" draw:end-shape="id3" draw:end-glue-point="0" svg:d="m3500 5000v1000" svg:viewBox="0 0 1 1001">
          <text:p/>
        </draw:connector>
        <draw:connector draw:style-name="gr2" draw:text-style-name="P1" draw:layer="layout" svg:x1="3.5cm" svg:y1="8cm" svg:x2="3.5cm" svg:y2="9cm" draw:start-shape="id3" draw:start-glue-point="2" draw:end-shape="id4" svg:d="m3500 8000v1000" svg:viewBox="0 0 1 1001">
          <text:p/>
        </draw:connector>
        <draw:custom-shape draw:style-name="gr1" draw:text-style-name="P2" xml:id="id6" draw:id="id6" draw:layer="layout" svg:width="3cm" svg:height="2cm" svg:x="12cm" svg:y="2cm">
          <text:p text:style-name="P1"><text:span text:style-name="T1">Worker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line-skew="0.5cm" svg:x1="9cm" svg:y1="2cm" svg:x2="12cm" svg:y2="11cm" draw:start-shape="id1" draw:start-glue-point="1" draw:end-shape="id5" draw:end-glue-point="3" svg:d="m9000 2000h2000v9000h1000" svg:viewBox="0 0 3001 9001">
          <text:p/>
        </draw:connector>
        <draw:connector draw:style-name="gr3" draw:text-style-name="P1" draw:layer="layout" draw:line-skew="0.5cm" svg:x1="9cm" svg:y1="2cm" svg:x2="12cm" svg:y2="3cm" draw:start-shape="id1" draw:start-glue-point="1" draw:end-shape="id6" draw:end-glue-point="3" svg:d="m9000 2000h2000v1000h1000" svg:viewBox="0 0 3001 1001">
          <text:p/>
        </draw:connector>
        <draw:connector draw:style-name="gr3" draw:text-style-name="P1" draw:layer="layout" draw:line-skew="0.5cm" svg:x1="9cm" svg:y1="2cm" svg:x2="12cm" svg:y2="5cm" draw:start-shape="id1" draw:start-glue-point="1" draw:end-shape="id7" draw:end-glue-point="3" svg:d="m9000 2000h2000v3000h1000" svg:viewBox="0 0 3001 3001">
          <text:p/>
        </draw:connector>
        <draw:connector draw:style-name="gr3" draw:text-style-name="P1" draw:layer="layout" draw:line-skew="0.5cm" svg:x1="9cm" svg:y1="2cm" svg:x2="12cm" svg:y2="7cm" draw:start-shape="id1" draw:start-glue-point="1" draw:end-shape="id8" draw:end-glue-point="3" svg:d="m9000 2000h2000v5000h1000" svg:viewBox="0 0 3001 5001">
          <text:p/>
        </draw:connector>
        <draw:connector draw:style-name="gr3" draw:text-style-name="P1" draw:layer="layout" draw:line-skew="0.5cm" svg:x1="9cm" svg:y1="2cm" svg:x2="12cm" svg:y2="9cm" draw:start-shape="id1" draw:start-glue-point="1" draw:end-shape="id9" draw:end-glue-point="3" svg:d="m9000 2000h2000v7000h1000" svg:viewBox="0 0 3001 7001">
          <text:p/>
        </draw:connector>
        <draw:connector draw:style-name="gr3" draw:text-style-name="P1" draw:layer="layout" draw:line-skew="0.499cm" svg:x1="9cm" svg:y1="2cm" svg:x2="10cm" svg:y2="5cm" draw:start-shape="id1" draw:start-glue-point="1" draw:end-shape="id10" draw:end-glue-point="1" svg:d="m9000 2000h2000v3000h-1000" svg:viewBox="0 0 2001 3001">
          <text:p/>
        </draw:connector>
        <draw:connector draw:style-name="gr3" draw:text-style-name="P1" draw:layer="layout" draw:line-skew="0.499cm" svg:x1="9cm" svg:y1="2cm" svg:x2="10cm" svg:y2="7cm" draw:start-shape="id1" draw:start-glue-point="1" draw:end-shape="id11" draw:end-glue-point="1" svg:d="m9000 2000h2000v5000h-1000" svg:viewBox="0 0 2001 5001">
          <text:p/>
        </draw:connector>
        <draw:connector draw:style-name="gr3" draw:text-style-name="P1" draw:layer="layout" draw:line-skew="0.499cm" svg:x1="9cm" svg:y1="2cm" svg:x2="10cm" svg:y2="9cm" draw:start-shape="id1" draw:start-glue-point="1" draw:end-shape="id12" draw:end-glue-point="1" svg:d="m9000 2000h2000v7000h-1000" svg:viewBox="0 0 2001 7001">
          <text:p/>
        </draw:connector>
        <draw:connector draw:style-name="gr3" draw:text-style-name="P1" draw:layer="layout" draw:line-skew="0.499cm" svg:x1="9cm" svg:y1="2cm" svg:x2="10cm" svg:y2="11cm" draw:start-shape="id1" draw:start-glue-point="1" draw:end-shape="id13" draw:end-glue-point="1" svg:d="m9000 2000h2000v9000h-1000" svg:viewBox="0 0 2001 90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ru" fo:country="RU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18.87</meta:creation-date>
    <meta:editing-duration>PT11M36S</meta:editing-duration>
    <meta:editing-cycles>7</meta:editing-cycles>
    <meta:generator>LibreOffice/4.1.5.3$Windows_x86 LibreOffice_project/1c1366bba2ba2b554cd2ca4d87c06da81c05d24</meta:generator>
    <dc:date>2014-03-30T19:01:55.530000000</dc:date>
    <dc:creator>Михаил Донцов</dc:creator>
    <meta:document-statistic meta:object-count="25"/>
  </office:meta>
</office:document-meta>
</file>